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officeooo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officeooo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officeooo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1ac4345" officeooo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officeooo:rsid="01ee2856" officeooo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rsid="01f3bcb4" officeooo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202bdeb" officeooo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f784b2" officeooo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officeooo:rsid="02a975db" officeooo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3a9746" officeooo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officeooo:rsid="02844a0d" officeooo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officeooo:rsid="020892cf" officeooo:paragraph-rsid="023a5770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759afa"/>
    </style:style>
    <style:style style:name="P24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fo:color="#000000" loext:opacity="100%" style:font-name="Times New Roman" fo:font-size="12pt" fo:language="en" fo:country="US" officeooo:rsid="02b0d362" officeooo:paragraph-rsid="02759afa" style:font-size-asian="12pt" style:font-name-complex="Liberation Serif" style:font-size-complex="12pt"/>
    </style:style>
    <style:style style:name="P25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47627a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officeooo:rsid="028b7c78" officeooo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officeooo:rsid="028b7c78" officeooo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officeooo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rsid="01f90abc" officeooo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officeooo:rsid="0079818c" officeooo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2b7b28a" officeooo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2c14a31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23a5770"/>
    </style:style>
    <style:style style:name="P35" style:family="paragraph" style:parent-style-name="Standard">
      <style:paragraph-properties fo:text-align="center" style:justify-single-word="false"/>
      <style:text-properties officeooo:paragraph-rsid="023a5770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23a5770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23a5770"/>
    </style:style>
    <style:style style:name="P38" style:family="paragraph" style:parent-style-name="Standard">
      <style:paragraph-properties fo:margin-top="0in" fo:margin-bottom="0in" style:contextual-spacing="false"/>
      <style:text-properties officeooo:paragraph-rsid="023a5770"/>
    </style:style>
    <style:style style:name="P3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/>
      <style:text-properties officeooo:paragraph-rsid="0009b5c4"/>
    </style:style>
    <style:style style:name="P41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009b5c4"/>
    </style:style>
    <style:style style:name="P42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009b5c4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officeooo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009b5c4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officeooo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c14a31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b2ce27" style:font-weight-asian="normal" style:font-weight-complex="normal"/>
    </style:style>
    <style:style style:name="T12" style:family="text">
      <style:text-properties fo:font-weight="normal" officeooo:rsid="02c14a31" style:font-weight-asian="normal" style:font-weight-complex="normal"/>
    </style:style>
    <style:style style:name="T13" style:family="text">
      <style:text-properties officeooo:rsid="01afe324"/>
    </style:style>
    <style:style style:name="T14" style:family="text">
      <style:text-properties officeooo:rsid="21b1b0ce" fo:background-color="#ffffff" loext:char-shading-value="0"/>
    </style:style>
    <style:style style:name="T15" style:family="text">
      <style:text-properties officeooo:rsid="21ab2a55" fo:background-color="#ffffff" loext:char-shading-value="0"/>
    </style:style>
    <style:style style:name="T16" style:family="text">
      <style:text-properties officeooo:rsid="015bffd2" fo:background-color="#ffffff" loext:char-shading-value="0"/>
    </style:style>
    <style:style style:name="T17" style:family="text">
      <style:text-properties officeooo:rsid="02c14a31" fo:background-color="#ffffff" loext:char-shading-value="0"/>
    </style:style>
    <style:style style:name="T18" style:family="text">
      <style:text-properties officeooo:rsid="0228caf0"/>
    </style:style>
    <style:style style:name="T19" style:family="text">
      <style:text-properties officeooo:rsid="02193720"/>
    </style:style>
    <style:style style:name="T20" style:family="text">
      <style:text-properties officeooo:rsid="0243686b"/>
    </style:style>
    <style:style style:name="T21" style:family="text">
      <style:text-properties officeooo:rsid="0251501a"/>
    </style:style>
    <style:style style:name="T22" style:family="text">
      <style:text-properties officeooo:rsid="02c2693d"/>
    </style:style>
    <style:style style:name="T23" style:family="text">
      <style:text-properties officeooo:rsid="02aea4f7"/>
    </style:style>
    <style:style style:name="T24" style:family="text">
      <style:text-properties officeooo:rsid="02b7b28a"/>
    </style:style>
    <style:style style:name="T25" style:family="text">
      <style:text-properties officeooo:rsid="0295fba1"/>
    </style:style>
    <style:style style:name="T26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27" style:family="text">
      <style:text-properties fo:color="#000000" loext:opacity="100%" style:font-name="Times New Roman" fo:font-size="12pt" fo:language="en" fo:country="US" officeooo:rsid="02c14a31" style:font-size-asian="12pt" style:font-name-complex="Liberation Serif" style:font-size-complex="12pt"/>
    </style:style>
    <style:style style:name="T28" style:family="text">
      <style:text-properties officeooo:rsid="02c14a31"/>
    </style:style>
    <style:style style:name="T29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0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1" style:family="text">
      <style:text-properties officeooo:rsid="02afcd94"/>
    </style:style>
    <style:style style:name="T32" style:family="text">
      <style:text-properties officeooo:rsid="02b0d362"/>
    </style:style>
    <style:style style:name="T33" style:family="text">
      <style:text-properties officeooo:rsid="0202bdeb"/>
    </style:style>
    <style:style style:name="T34" style:family="text">
      <style:text-properties style:font-name="Times New Roman" fo:font-size="12pt" style:font-size-asian="12pt" style:font-name-complex="Liberation Serif" style:font-size-complex="12pt"/>
    </style:style>
    <style:style style:name="T35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36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37" style:family="text">
      <style:text-properties fo:color="#000000" loext:opacity="100%" style:font-name="Times New Roman" fo:font-size="12pt" officeooo:rsid="02c14a31" style:font-size-asian="12pt" style:font-name-complex="Times New Roman" style:font-size-complex="12pt"/>
    </style:style>
    <style:style style:name="T38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39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40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41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2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43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5" style:family="text">
      <style:text-properties officeooo:rsid="021d873d"/>
    </style:style>
    <style:style style:name="T4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7" style:family="text">
      <style:text-properties officeooo:rsid="017c7e24"/>
    </style:style>
    <style:style style:name="T48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{{DATA_DE_HOJE}}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6">{{MES_DE_HJ}}</text:span></text:span><text:span text:style-name="Fonte_20_parág._20_padrão"><text:span text:style-name="T5"> </text:span></text:span><text:span text:style-name="Fonte_20_parág._20_padrão"><text:span text:style-name="T8">DE 202</text:span></text:span><text:span text:style-name="Fonte_20_parág._20_padrão"><text:span text:style-name="T9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0">- </text:span><text:span text:style-name="T11">SGT DE DIA: </text:span><text:span text:style-name="T12">{{SGT_DE_DIA}}</text:span>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4">- </text:span><text:span text:style-name="T15">CB</text:span><text:span text:style-name="T16"> DE DIA: </text:span><text:span text:style-name="T17">{{CB_DE_DIA}}</text:span>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<text:span text:style-name="T19">P</text:span><text:span text:style-name="T20">LANTÕE</text:span><text:span text:style-name="T21">S</text:span><text:span text:style-name="T20">: {{PLANTAO_1}}, {{PLANTAO_</text:span><text:span text:style-name="T22">2</text:span><text:span text:style-name="T20">}}, <text:s/>{{PLANTAO_</text:span><text:span text:style-name="T22">3</text:span><text:span text:style-name="T20">}}</text:span>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<text:span text:style-name="T26">- MOTORISTA DE DIA: </text:span><text:span text:style-name="T27">{{MOTORISTA}}</text:span></text:p>
            <text:p text:style-name="P24">- PERMANENCIA ENFERMARIA: <text:span text:style-name="T28">{{PERMANECIA ENFERMARIA}}</text:span></text:p>
            <text:p text:style-name="P25"><text:span text:style-name="T29">- </text:span><text:span text:style-name="T30">GDA QTL: <text:s/></text:span><text:span text:style-name="T27">{{SENTINELA}}, {{SENTINELA}}</text:span></text:p>
          </table:table-cell>
          <table:table-cell table:style-name="Tabela2.A1" office:value-type="string">
            <text:p text:style-name="P26">0<text:span text:style-name="T31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2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3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<text:span text:style-name="Fonte_20_parág._20_padrão"><text:span text:style-name="T34">Quartel em São João del-Rei-MG</text:span></text:span><text:span text:style-name="Fonte_20_parág._20_padrão"><text:span text:style-name="T35">, </text:span></text:span><text:span text:style-name="Fonte_20_parág._20_padrão"><text:span text:style-name="T36"><text:s/></text:span></text:span><text:span text:style-name="Fonte_20_parág._20_padrão"><text:span text:style-name="T37">{{DATA_DE_HOJE}}</text:span></text:span><text:span text:style-name="Fonte_20_parág._20_padrão"><text:span text:style-name="T38">de</text:span></text:span><text:span text:style-name="Fonte_20_parág._20_padrão"><text:span text:style-name="T37">{{MES_DE_HJ}}</text:span></text:span><text:span text:style-name="Fonte_20_parág._20_padrão"><text:span text:style-name="T39"> </text:span></text:span><text:span text:style-name="Fonte_20_parág._20_padrão"><text:span text:style-name="T35">de 202</text:span></text:span><text:span text:style-name="Fonte_20_parág._20_padrão"><text:span text:style-name="T39">5</text:span></text:span><text:span text:style-name="Fonte_20_parág._20_padrão"><text:span text:style-name="T35">.</text:span></text:span></text:p>
          <text:p text:style-name="P34"><text:span text:style-name="Fonte_20_parág._20_padrão"><text:span text:style-name="T35"/></text:span></text:p>
        </text:list-header>
      </text:list>
      <text:p text:style-name="P35"><text:bookmark text:name="wpaicg-chat-message-76632"/><text:span text:style-name="Fonte_20_parág._20_padrão"><text:span text:style-name="T40"><text:s text:c="375"/></text:span></text:span></text:p>
      <text:p text:style-name="P36"><text:span text:style-name="Fonte_20_parág._20_padrão"><text:span text:style-name="T40"><text:s/></text:span></text:span><text:span text:style-name="Fonte_20_parág._20_padrão"><text:span text:style-name="T41"><text:s text:c="2"/></text:span></text:span><text:span text:style-name="Fonte_20_parág._20_padrão"><text:span text:style-name="T42">FELIPE</text:span></text:span><text:span text:style-name="Fonte_20_parág._20_padrão"><text:span text:style-name="T41"> CARLOS </text:span></text:span><text:span text:style-name="Fonte_20_parág._20_padrão"><text:span text:style-name="T42">CHAVES</text:span></text:span><text:span text:style-name="Fonte_20_parág._20_padrão"><text:span text:style-name="T41"> <text:s/>– </text:span></text:span><text:span text:style-name="Fonte_20_parág._20_padrão"><text:span text:style-name="T42">1</text:span></text:span><text:span text:style-name="Fonte_20_parág._20_padrão"><text:span text:style-name="T41">° SGT</text:span></text:span></text:p>
      <text:p text:style-name="P37"><text:span text:style-name="Fonte_20_parág._20_padrão"><text:span text:style-name="T41"><text:s text:c="61"/>Sgte da Cia C Ap</text:span></text:span></text:p>
      <text:p text:style-name="P36"><text:span text:style-name="Fonte_20_parág._20_padrão"><text:span text:style-name="T41"/></text:span></text:p>
      <text:p text:style-name="P38"><text:span text:style-name="Fonte_20_parág._20_padrão"><text:span text:style-name="T41"><text:s text:c="8"/></text:span></text:span><text:span text:style-name="T43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40"><text:span text:style-name="Fonte_20_parág._20_padrão"><text:span text:style-name="T44"><text:s text:c="15"/></text:span></text:span><text:span text:style-name="Fonte_20_parág._20_padrão"><text:span text:style-name="T1">Visto</text:span></text:span></text:p>
            <text:p text:style-name="P41"/>
            <text:p text:style-name="P42"><text:soft-page-break/>___ <text:s text:c="11"/><text:span text:style-name="T45">____</text:span>_______</text:p>
            <text:p text:style-name="P43"><text:s text:c="9"/>OF DE DIA</text:p>
            <text:p text:style-name="P40"><text:span text:style-name="Fonte_20_parág._20_padrão"><text:span text:style-name="T46"><text:s text:c="71"/></text:span></text:span><text:span text:style-name="Fonte_20_parág._20_padrão"><text:span text:style-name="T44">( <text:s text:c="7"/>) PERNOITE SEM ALTERAÇÃO</text:span></text:span></text:p>
            <text:p text:style-name="P44"/>
            <text:p text:style-name="P44"/>
            <text:p text:style-name="P40"><text:span text:style-name="Fonte_20_parág._20_padrão"><text:span text:style-name="T46"><text:s text:c="71"/></text:span></text:span><text:span text:style-name="Fonte_20_parág._20_padrão"><text:span text:style-name="T44">( <text:s text:c="7"/>) PERNOITE COM ALTERAÇÃO</text:span>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0"><text:span text:style-name="Fonte_20_parág._20_padrão"><text:span text:style-name="T44">DESCRIÇÃO DA ALTERAÇÃO</text:span></text:span><text:span text:style-name="Fonte_20_parág._20_padrão"><text:span text:style-name="T5">:</text:span></text:span></text:p>
            <text:p text:style-name="P45">_____________________________________________________________________________<text:span text:style-name="T47">_________</text:span></text:p>
            <text:p text:style-name="P44"/>
            <text:p text:style-name="P40"><text:span text:style-name="Fonte_20_parág._20_padrão"><text:span text:style-name="T44">_____________________________________________________________________________</text:span></text:span><text:span text:style-name="Fonte_20_parág._20_padrão"><text:span text:style-name="T48">_________</text:span>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<text:span text:style-name="T47">_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4">_____________________________________________________________________________<text:span text:style-name="T47">_________</text:span></text:p>
            <text:p text:style-name="P44"/>
            <text:p text:style-name="P46"/>
            <text:p text:style-name="P46">________________</text:p>
            <text:p text:style-name="P47">Sgt Dia da CCAp</text:p>
            <text:p text:style-name="P4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13T21:59:35.690211100</dc:date>
    <meta:editing-duration>P3DT17H37M19S</meta:editing-duration>
    <meta:editing-cycles>460</meta:editing-cycles>
    <meta:generator>LibreOffice/25.2.4.3$Windows_X86_64 LibreOffice_project/33e196637044ead23f5c3226cde09b47731f7e27</meta:generator>
    <meta:print-date>2025-07-09T15:02:32.690000000</meta:print-date>
    <meta:document-statistic meta:table-count="5" meta:image-count="0" meta:object-count="0" meta:page-count="2" meta:paragraph-count="89" meta:word-count="211" meta:character-count="3169" meta:non-whitespace-character-count="22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